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ubtitle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Heading_20_2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Heading_20_2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P15" style:family="paragraph" style:parent-style-name="Heading_20_2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Heading_20_2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ubtitle">
      <style:paragraph-properties fo:break-before="auto" fo:line-height="115%" style:writing-mode="lr-tb"/>
    </style:style>
    <style:style style:name="T21_1" style:family="text"/>
    <style:style style:name="P22" style:family="paragraph" style:parent-style-name="Heading_20_2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Heading_20_2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Heading_20_2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Heading_20_2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</office:automatic-styles>
  <office:body>
    <office:text>
      <text:p text:style-name="P1"><text:bookmark-start text:name="h.55e2fuvwu8rx"/><text:bookmark-end text:name="h.55e2fuvwu8rx"/><text:span text:style-name="T1_1">9/6/16</text:span></text:p>
      <text:h text:style-name="P2" text:outline-level="10"><text:bookmark-start text:name="h.hkobggqeov7z"/><text:bookmark-end text:name="h.hkobggqeov7z"/><text:span text:style-name="T2_1">What</text:span><text:span text:style-name="T2_2"><text:s/></text:span><text:span text:style-name="T2_3">we</text:span><text:span text:style-name="T2_4"><text:s/></text:span><text:span text:style-name="T2_5">did</text:span></text:h>
      <text:list text:style-name="LS1" xml:id="list0">
        <text:list-item>
          <text:p text:style-name="P3"><text:span text:style-name="T3_1">Domain</text:span><text:span text:style-name="T3_2"><text:s/></text:span><text:span text:style-name="T3_3">Model</text:span></text:p>
        </text:list-item>
        <text:list-item>
          <text:p text:style-name="P4"><text:span text:style-name="T4_1">Figured</text:span><text:span text:style-name="T4_2"><text:s/></text:span><text:span text:style-name="T4_3">out</text:span><text:span text:style-name="T4_4"><text:s/></text:span><text:span text:style-name="T4_5">process</text:span><text:span text:style-name="T4_6"><text:s/></text:span><text:span text:style-name="T4_7">methodology</text:span></text:p>
          <text:list>
            <text:list-item>
              <text:p text:style-name="P5"><text:span text:style-name="T5_1">Metrics</text:span><text:span text:style-name="T5_2"><text:s/></text:span><text:span text:style-name="T5_3">to</text:span><text:span text:style-name="T5_4"><text:s/></text:span><text:span text:style-name="T5_5">track</text:span><text:span text:style-name="T5_6"><text:s/></text:span><text:span text:style-name="T5_7">include</text:span><text:span text:style-name="T5_8">,<text:s/></text:span><text:span text:style-name="T5_9">bug</text:span><text:span text:style-name="T5_10">/</text:span><text:span text:style-name="T5_11">feature</text:span><text:span text:style-name="T5_12"><text:s/></text:span><text:span text:style-name="T5_13">development</text:span><text:span text:style-name="T5_14"><text:s/></text:span><text:span text:style-name="T5_15">time</text:span><text:span text:style-name="T5_16">,<text:s/></text:span><text:span text:style-name="T5_17">feature</text:span><text:span text:style-name="T5_18"><text:s/></text:span><text:span text:style-name="T5_19">code</text:span><text:span text:style-name="T5_20"><text:s/></text:span><text:span text:style-name="T5_21">churn</text:span><text:span text:style-name="T5_22">,<text:s/></text:span><text:span text:style-name="T5_23">velocity</text:span><text:span text:style-name="T5_24">,<text:s/></text:span><text:span text:style-name="T5_25">effort</text:span><text:span text:style-name="T5_26"><text:s/></text:span><text:span text:style-name="T5_27">point</text:span><text:span text:style-name="T5_28"><text:s/></text:span><text:span text:style-name="T5_29">distribution</text:span><text:span text:style-name="T5_30">.</text:span></text:p>
            </text:list-item>
          </text:list>
        </text:list-item>
        <text:list-item>
          <text:p text:style-name="P6"><text:span text:style-name="T6_1">New</text:span><text:span text:style-name="T6_2"><text:s/></text:span><text:span text:style-name="T6_3">team</text:span><text:span text:style-name="T6_4"><text:s/></text:span><text:span text:style-name="T6_5">member</text:span></text:p>
          <text:list>
            <text:list-item>
              <text:p text:style-name="P7"><text:span text:style-name="T7_1">John</text:span><text:span text:style-name="T7_2"><text:s/></text:span><text:span text:style-name="T7_3">Sellers</text:span></text:p>
            </text:list-item>
          </text:list>
        </text:list-item>
        <text:list-item>
          <text:p text:style-name="P8"><text:span text:style-name="T8_1">Discussed</text:span><text:span text:style-name="T8_2"><text:s/></text:span><text:span text:style-name="T8_3">technology</text:span></text:p>
          <text:list>
            <text:list-item>
              <text:p text:style-name="P9"><text:span text:style-name="T9_1">ActiveRecord</text:span><text:span text:style-name="T9_2"><text:s/></text:span><text:span text:style-name="T9_3">for</text:span><text:span text:style-name="T9_4"><text:s/></text:span><text:span text:style-name="T9_5">backend</text:span></text:p>
            </text:list-item>
            <text:list-item>
              <text:p text:style-name="P10"><text:span text:style-name="T10_1">TypeScript</text:span><text:span text:style-name="T10_2"><text:s/></text:span><text:span text:style-name="T10_3">and</text:span><text:span text:style-name="T10_4"><text:s/></text:span><text:span text:style-name="T10_5">React</text:span><text:span text:style-name="T10_6"><text:s/></text:span><text:span text:style-name="T10_7">for</text:span><text:span text:style-name="T10_8"><text:s/></text:span><text:span text:style-name="T10_9">frontend</text:span></text:p>
            </text:list-item>
          </text:list>
        </text:list-item>
      </text:list>
      <text:h text:style-name="P11" text:outline-level="10"><text:bookmark-start text:name="h.itagv1z12v2i"/><text:bookmark-end text:name="h.itagv1z12v2i"/><text:span text:style-name="T11_1">What</text:span><text:span text:style-name="T11_2"><text:s/></text:span><text:span text:style-name="T11_3">we</text:span><text:span text:style-name="T11_4"><text:s/></text:span><text:span text:style-name="T11_5">will</text:span><text:span text:style-name="T11_6"><text:s/></text:span><text:span text:style-name="T11_7">do</text:span></text:h>
      <text:list text:style-name="LS2" xml:id="list8">
        <text:list-item>
          <text:p text:style-name="P12"><text:span text:style-name="T12_1">Project</text:span><text:span text:style-name="T12_2"><text:s/></text:span><text:span text:style-name="T12_3">synopsis</text:span><text:span text:style-name="T12_4"><text:s/>(</text:span><text:span text:style-name="T12_5">and</text:span><text:span text:style-name="T12_6"><text:s/></text:span><text:span text:style-name="T12_7">publish</text:span><text:span text:style-name="T12_8"><text:s/></text:span><text:span text:style-name="T12_9">on</text:span><text:span text:style-name="T12_10"><text:s/></text:span><text:span text:style-name="T12_11">site</text:span><text:span text:style-name="T12_12">)</text:span></text:p>
        </text:list-item>
        <text:list-item>
          <text:p text:style-name="P13"><text:span text:style-name="T13_1"><text:a xlink:type="simple" xlink:href="https://clipboard.rit.edu/take.cfm?sid=seproj2165info"><text:span text:style-name="T13_2">Senior</text:span></text:a></text:span><text:span text:style-name="T13_3"><text:a xlink:type="simple" xlink:href="https://clipboard.rit.edu/take.cfm?sid=seproj2165info"><text:span text:style-name="T13_4"><text:s/></text:span></text:a></text:span><text:span text:style-name="T13_5"><text:a xlink:type="simple" xlink:href="https://clipboard.rit.edu/take.cfm?sid=seproj2165info"><text:span text:style-name="T13_6">Project</text:span></text:a></text:span><text:span text:style-name="T13_7"><text:a xlink:type="simple" xlink:href="https://clipboard.rit.edu/take.cfm?sid=seproj2165info"><text:span text:style-name="T13_8"><text:s/></text:span></text:a></text:span><text:span text:style-name="T13_9"><text:a xlink:type="simple" xlink:href="https://clipboard.rit.edu/take.cfm?sid=seproj2165info"><text:span text:style-name="T13_10">Information</text:span></text:a></text:span><text:span text:style-name="T13_11"><text:a xlink:type="simple" xlink:href="https://clipboard.rit.edu/take.cfm?sid=seproj2165info"><text:span text:style-name="T13_12"><text:s/></text:span></text:a></text:span><text:span text:style-name="T13_13"><text:a xlink:type="simple" xlink:href="https://clipboard.rit.edu/take.cfm?sid=seproj2165info"><text:span text:style-name="T13_14">Survey</text:span></text:a></text:span></text:p>
        </text:list-item>
        <text:list-item>
          <text:p text:style-name="P14"><text:span text:style-name="T14_1">First</text:span><text:span text:style-name="T14_2"><text:s/></text:span><text:span text:style-name="T14_3">draft</text:span><text:span text:style-name="T14_4"><text:s/></text:span><text:span text:style-name="T14_5">of</text:span><text:span text:style-name="T14_6"><text:s/></text:span><text:span text:style-name="T14_7">development</text:span><text:span text:style-name="T14_8"><text:s/></text:span><text:span text:style-name="T14_9">process</text:span><text:span text:style-name="T14_10"><text:s/></text:span><text:span text:style-name="T14_11">and</text:span><text:span text:style-name="T14_12"><text:s/></text:span><text:span text:style-name="T14_13">project</text:span><text:span text:style-name="T14_14"><text:s/></text:span><text:span text:style-name="T14_15">plan</text:span></text:p>
        </text:list-item>
      </text:list>
      <text:h text:style-name="P15" text:outline-level="10"><text:bookmark-start text:name="h.lv1lbjv4qtib"/><text:bookmark-end text:name="h.lv1lbjv4qtib"/><text:span text:style-name="T15_1">Needs</text:span></text:h>
      <text:list text:style-name="LS3" xml:id="list11">
        <text:list-item>
          <text:p text:style-name="P16"><text:span text:style-name="T16_1">Synopsis</text:span><text:span text:style-name="T16_2"><text:s/></text:span><text:span text:style-name="T16_3">approval</text:span></text:p>
        </text:list-item>
      </text:list>
      <text:h text:style-name="P17" text:outline-level="10"><text:bookmark-start text:name="h.qr74am1cio4m"/><text:bookmark-end text:name="h.qr74am1cio4m"/><text:span text:style-name="T17_1">Risks</text:span></text:h>
      <text:list text:style-name="LS4" xml:id="list12">
        <text:list-item>
          <text:p text:style-name="P18"><text:span text:style-name="T18_1">New</text:span><text:span text:style-name="T18_2"><text:s/></text:span><text:span text:style-name="T18_3">team</text:span><text:span text:style-name="T18_4"><text:s/></text:span><text:span text:style-name="T18_5">members</text:span></text:p>
        </text:list-item>
        <text:list-item>
          <text:p text:style-name="P19"><text:span text:style-name="T19_1">Untested</text:span><text:span text:style-name="T19_2"><text:s/></text:span><text:span text:style-name="T19_3">Domain</text:span><text:span text:style-name="T19_4"><text:s/></text:span><text:span text:style-name="T19_5">Model</text:span></text:p>
        </text:list-item>
      </text:list>
      <text:p text:style-name="P20"/>
      <text:p text:style-name="P21"><text:bookmark-start text:name="h.6zrmq82yvgd0"/><text:bookmark-end text:name="h.6zrmq82yvgd0"/><text:span text:style-name="T21_1">8/25/2016<text:s/></text:span></text:p>
      <text:h text:style-name="P22" text:outline-level="10"><text:bookmark-start text:name="h.jvp1n8g4q8al"/><text:bookmark-end text:name="h.jvp1n8g4q8al"/><text:span text:style-name="T22_1">What</text:span><text:span text:style-name="T22_2"><text:s/></text:span><text:span text:style-name="T22_3">we</text:span><text:span text:style-name="T22_4"><text:s/></text:span><text:span text:style-name="T22_5">did</text:span></text:h>
      <text:p text:style-name="P23"><text:span text:style-name="T23_1">This</text:span></text:p>
      <text:h text:style-name="P24" text:outline-level="10"><text:bookmark-start text:name="h.2wj5xfkpii3q"/><text:bookmark-end text:name="h.2wj5xfkpii3q"/><text:span text:style-name="T24_1">What</text:span><text:span text:style-name="T24_2"><text:s/></text:span><text:span text:style-name="T24_3">we</text:span><text:span text:style-name="T24_4"><text:s/></text:span><text:span text:style-name="T24_5">will</text:span><text:span text:style-name="T24_6"><text:s/></text:span><text:span text:style-name="T24_7">do</text:span></text:h>
      <text:list text:style-name="LS5" xml:id="list14">
        <text:list-item>
          <text:p text:style-name="P25"><text:span text:style-name="T25_1">Schedule</text:span><text:span text:style-name="T25_2"><text:s/></text:span><text:span text:style-name="T25_3">meeting</text:span><text:span text:style-name="T25_4"><text:s/></text:span><text:span text:style-name="T25_5">times</text:span></text:p>
        </text:list-item>
        <text:list-item>
          <text:p text:style-name="P26"><text:span text:style-name="T26_1">Establish</text:span><text:span text:style-name="T26_2"><text:s/></text:span><text:span text:style-name="T26_3">process</text:span></text:p>
        </text:list-item>
        <text:list-item>
          <text:p text:style-name="P27"><text:span text:style-name="T27_1">Build</text:span><text:span text:style-name="T27_2"><text:s/></text:span><text:span text:style-name="T27_3">Domain</text:span><text:span text:style-name="T27_4"><text:s/></text:span><text:span text:style-name="T27_5">Model</text:span></text:p>
        </text:list-item>
      </text:list>
      <text:h text:style-name="P28" text:outline-level="10"><text:bookmark-start text:name="h.3xx0ft96lx5n"/><text:bookmark-end text:name="h.3xx0ft96lx5n"/><text:span text:style-name="T28_1">Needs</text:span></text:h>
      <text:list text:style-name="LS6" xml:id="list17">
        <text:list-item>
          <text:p text:style-name="P29"><text:span text:style-name="T29_1">Access</text:span><text:span text:style-name="T29_2"><text:s/></text:span><text:span text:style-name="T29_3">to</text:span><text:span text:style-name="T29_4"><text:s/></text:span><text:span text:style-name="T29_5">source</text:span></text:p>
          <text:list>
            <text:list-item>
              <text:p text:style-name="P30"><text:span text:style-name="T30_1">IVPP</text:span><text:span text:style-name="T30_2"><text:s/></text:span><text:span text:style-name="T30_3">or</text:span><text:span text:style-name="T30_4"><text:s/></text:span><text:span text:style-name="T30_5">IdeaTools</text:span></text:p>
            </text:list-item>
          </text:list>
        </text:list-item>
        <text:list-item>
          <text:p text:style-name="P31"><text:span text:style-name="T31_1">“</text:span><text:span text:style-name="T31_2">Although</text:span><text:span text:style-name="T31_3"><text:s/></text:span><text:span text:style-name="T31_4">the</text:span><text:span text:style-name="T31_5"><text:s/></text:span><text:span text:style-name="T31_6">original</text:span><text:span text:style-name="T31_7"><text:s/></text:span><text:span text:style-name="T31_8">source</text:span><text:span text:style-name="T31_9"><text:s/></text:span><text:span text:style-name="T31_10">code</text:span><text:span text:style-name="T31_11">…<text:s/></text:span><text:span text:style-name="T31_12">is</text:span><text:span text:style-name="T31_13"><text:s/></text:span><text:span text:style-name="T31_14">still</text:span><text:span text:style-name="T31_15"><text:s/></text:span><text:span text:style-name="T31_16">available</text:span><text:span text:style-name="T31_17">…<text:s/></text:span><text:span text:style-name="T31_18">a</text:span><text:span text:style-name="T31_19"><text:s/></text:span><text:span text:style-name="T31_20">new</text:span><text:span text:style-name="T31_21"><text:s/></text:span><text:span text:style-name="T31_22">program</text:span><text:span text:style-name="T31_23">…<text:s/></text:span><text:span text:style-name="T31_24">needs</text:span><text:span text:style-name="T31_25"><text:s/></text:span><text:span text:style-name="T31_26">to</text:span><text:span text:style-name="T31_27"><text:s/></text:span><text:span text:style-name="T31_28">be</text:span><text:span text:style-name="T31_29"><text:s/></text:span><text:span text:style-name="T31_30">created</text:span><text:span text:style-name="T31_31">”</text:span></text:p>
          <text:list>
            <text:list-item>
              <text:p text:style-name="P32"><text:span text:style-name="T32_1">We</text:span><text:span text:style-name="T32_2">’</text:span><text:span text:style-name="T32_3">re</text:span><text:span text:style-name="T32_4"><text:s/></text:span><text:span text:style-name="T32_5">extending</text:span><text:span text:style-name="T32_6"><text:s/></text:span><text:span text:style-name="T32_7">IVPP</text:span><text:span text:style-name="T32_8"><text:s/></text:span><text:span text:style-name="T32_9">v</text:span><text:span text:style-name="T32_10">1<text:s/></text:span><text:span text:style-name="T32_11">not</text:span><text:span text:style-name="T32_12"><text:s/></text:span><text:span text:style-name="T32_13">rewriting</text:span><text:span text:style-name="T32_14">.<text:s/></text:span><text:span text:style-name="T32_15">Correct</text:span><text:span text:style-name="T32_16">?</text:span></text:p>
            </text:list-item>
          </text:list>
        </text:list-item>
        <text:list-item>
          <text:p text:style-name="P33"><text:span text:style-name="T33_1">Scope</text:span><text:span text:style-name="T33_2"><text:s/>/<text:s/></text:span><text:span text:style-name="T33_3">Previous</text:span><text:span text:style-name="T33_4"><text:s/></text:span><text:span text:style-name="T33_5">Work</text:span></text:p>
          <text:list>
            <text:list-item>
              <text:p text:style-name="P34"><text:span text:style-name="T34_1">What</text:span><text:span text:style-name="T34_2"><text:s/></text:span><text:span text:style-name="T34_3">does</text:span><text:span text:style-name="T34_4"><text:s/></text:span><text:span text:style-name="T34_5">IdeaTools</text:span><text:span text:style-name="T34_6"><text:s/></text:span><text:span text:style-name="T34_7">provide</text:span><text:span text:style-name="T34_8">?</text:span></text:p>
            </text:list-item>
            <text:list-item>
              <text:p text:style-name="P35"><text:span text:style-name="T35_1">What</text:span><text:span text:style-name="T35_2"><text:s/></text:span><text:span text:style-name="T35_3">does</text:span><text:span text:style-name="T35_4"><text:s/></text:span><text:span text:style-name="T35_5">IVPP</text:span><text:span text:style-name="T35_6"><text:s/></text:span><text:span text:style-name="T35_7">provide</text:span><text:span text:style-name="T35_8">?</text:span></text:p>
            </text:list-item>
            <text:list-item>
              <text:p text:style-name="P36"><text:span text:style-name="T36_1">What</text:span><text:span text:style-name="T36_2">’</text:span><text:span text:style-name="T36_3">s</text:span><text:span text:style-name="T36_4"><text:s/></text:span><text:span text:style-name="T36_5">missing</text:span><text:span text:style-name="T36_6">?</text:span></text:p>
            </text:list-item>
            <text:list-item>
              <text:p text:style-name="P37"><text:span text:style-name="T37_1">Priorities</text:span></text:p>
            </text:list-item>
            <text:list-item>
              <text:p text:style-name="P38"><text:span text:style-name="T38_1">Internationalization</text:span><text:span text:style-name="T38_2">?</text:span></text:p>
            </text:list-item>
          </text:list>
        </text:list-item>
        <text:list-item>
          <text:p text:style-name="P39"><text:span text:style-name="T39_1">User</text:span><text:span text:style-name="T39_2"><text:s/></text:span><text:span text:style-name="T39_3">Experience</text:span></text:p>
          <text:list>
            <text:list-item>
              <text:p text:style-name="P40"><text:span text:style-name="T40_1">Improved</text:span><text:span text:style-name="T40_2"><text:s/></text:span><text:span text:style-name="T40_3">in</text:span><text:span text:style-name="T40_4"><text:s/></text:span><text:span text:style-name="T40_5">what</text:span><text:span text:style-name="T40_6"><text:s/></text:span><text:span text:style-name="T40_7">way</text:span><text:span text:style-name="T40_8">?</text:span></text:p>
            </text:list-item>
            <text:list-item>
              <text:p text:style-name="P41"><text:span text:style-name="T41_1">Do</text:span><text:span text:style-name="T41_2"><text:s/></text:span><text:span text:style-name="T41_3">existing</text:span><text:span text:style-name="T41_4"><text:s/></text:span><text:span text:style-name="T41_5">IVPP</text:span><text:span text:style-name="T41_6"><text:s/></text:span><text:span text:style-name="T41_7">features</text:span><text:span text:style-name="T41_8"><text:s/></text:span><text:span text:style-name="T41_9">need</text:span><text:span text:style-name="T41_10"><text:s/></text:span><text:span text:style-name="T41_11">improved</text:span><text:span text:style-name="T41_12"><text:s/></text:span><text:span text:style-name="T41_13">UX</text:span><text:span text:style-name="T41_14">?</text:span></text:p>
            </text:list-item>
          </text:list>
        </text:list-item>
        <text:list-item>
          <text:p text:style-name="P42"><text:span text:style-name="T42_1">Demo</text:span><text:span text:style-name="T42_2"><text:s/></text:span><text:span text:style-name="T42_3">of</text:span><text:span text:style-name="T42_4"><text:s/></text:span><text:span text:style-name="T42_5">both</text:span><text:span text:style-name="T42_6"><text:s/></text:span><text:span text:style-name="T42_7">IdeaTools</text:span><text:span text:style-name="T42_8"><text:s/>&amp;<text:s/></text:span><text:span text:style-name="T42_9">IVPP</text:span></text:p>
        </text:list-item>
        <text:list-item>
          <text:p text:style-name="P43"><text:span text:style-name="T43_1">Importing</text:span><text:span text:style-name="T43_2"><text:s/></text:span><text:span text:style-name="T43_3">Data</text:span></text:p>
          <text:list>
            <text:list-item>
              <text:p text:style-name="P44"><text:span text:style-name="T44_1">What</text:span><text:span text:style-name="T44_2"><text:s/></text:span><text:span text:style-name="T44_3">data</text:span><text:span text:style-name="T44_4"><text:s/></text:span><text:span text:style-name="T44_5">do</text:span><text:span text:style-name="T44_6"><text:s/></text:span><text:span text:style-name="T44_7">we</text:span><text:span text:style-name="T44_8"><text:s/></text:span><text:span text:style-name="T44_9">currently</text:span><text:span text:style-name="T44_10"><text:s/></text:span><text:span text:style-name="T44_11">import</text:span><text:span text:style-name="T44_12">?<text:s/></text:span><text:span text:style-name="T44_13">Is</text:span><text:span text:style-name="T44_14"><text:s/></text:span><text:span text:style-name="T44_15">there</text:span><text:span text:style-name="T44_16"><text:s/></text:span><text:span text:style-name="T44_17">anything</text:span><text:span text:style-name="T44_18"><text:s/></text:span><text:span text:style-name="T44_19">missing</text:span><text:span text:style-name="T44_20">?</text:span></text:p>
            </text:list-item>
            <text:list-item>
              <text:p text:style-name="P45"><text:span text:style-name="T45_1">What</text:span><text:span text:style-name="T45_2"><text:s/></text:span><text:span text:style-name="T45_3">data</text:span><text:span text:style-name="T45_4"><text:s/></text:span><text:span text:style-name="T45_5">is</text:span><text:span text:style-name="T45_6"><text:s/></text:span><text:span text:style-name="T45_7">important</text:span><text:span text:style-name="T45_8"><text:s/></text:span><text:span text:style-name="T45_9">from</text:span><text:span text:style-name="T45_10"><text:s/></text:span><text:span text:style-name="T45_11">the</text:span><text:span text:style-name="T45_12"><text:s/></text:span><text:span text:style-name="T45_13">BYU</text:span><text:span text:style-name="T45_14"><text:s/></text:span><text:span text:style-name="T45_15">corpus</text:span><text:span text:style-name="T45_16"><text:s/>/<text:s/></text:span><text:span text:style-name="T45_17">dictionary</text:span><text:span text:style-name="T45_18"><text:s/></text:span><text:span text:style-name="T45_19">API</text:span><text:span text:style-name="T45_20">?<text:s/></text:span><text:span text:style-name="T45_21">How</text:span><text:span text:style-name="T45_22"><text:s/></text:span><text:span text:style-name="T45_23">is</text:span><text:span text:style-name="T45_24"><text:s/></text:span><text:span text:style-name="T45_25">it</text:span><text:span text:style-name="T45_26"><text:s/></text:span><text:span text:style-name="T45_27">used</text:span><text:span text:style-name="T45_28">?</text:span></text:p>
            </text:list-item>
            <text:list-item>
              <text:p text:style-name="P46"><text:span text:style-name="T46_1">Are</text:span><text:span text:style-name="T46_2"><text:s/></text:span><text:span text:style-name="T46_3">we</text:span><text:span text:style-name="T46_4"><text:s/></text:span><text:span text:style-name="T46_5">importing</text:span><text:span text:style-name="T46_6"><text:s/></text:span><text:span text:style-name="T46_7">lessons</text:span><text:span text:style-name="T46_8"><text:s/></text:span><text:span text:style-name="T46_9">from</text:span><text:span text:style-name="T46_10"><text:s/></text:span><text:span text:style-name="T46_11">IdeaTools</text:span><text:span text:style-name="T46_12">?</text:span></text:p>
            </text:list-item>
          </text:list>
        </text:list-item>
        <text:list-item>
          <text:p text:style-name="P47"><text:span text:style-name="T47_1">Contact</text:span><text:span text:style-name="T47_2"><text:s/></text:span><text:span text:style-name="T47_3">frequency</text:span><text:span text:style-name="T47_4"><text:s/>/<text:s/></text:span><text:span text:style-name="T47_5">preferences</text:span></text:p>
        </text:list-item>
        <text:list-item>
          <text:p text:style-name="P48"><text:span text:style-name="T48_1">Access</text:span><text:span text:style-name="T48_2"><text:s/></text:span><text:span text:style-name="T48_3">to</text:span><text:span text:style-name="T48_4"><text:s/></text:span><text:span text:style-name="T48_5">Study</text:span></text:p>
          <text:list>
            <text:list-item>
              <text:p text:style-name="P49"><text:span text:style-name="T49_1">What</text:span><text:span text:style-name="T49_2"><text:s/></text:span><text:span text:style-name="T49_3">metrics</text:span><text:span text:style-name="T49_4"><text:s/></text:span><text:span text:style-name="T49_5">did</text:span><text:span text:style-name="T49_6"><text:s/></text:span><text:span text:style-name="T49_7">the</text:span><text:span text:style-name="T49_8"><text:s/></text:span><text:span text:style-name="T49_9">study</text:span><text:span text:style-name="T49_10"><text:s/></text:span><text:span text:style-name="T49_11">measure</text:span><text:span text:style-name="T49_12"><text:s/></text:span><text:span text:style-name="T49_13">to</text:span><text:span text:style-name="T49_14"><text:s/></text:span><text:span text:style-name="T49_15">come</text:span><text:span text:style-name="T49_16"><text:s/></text:span><text:span text:style-name="T49_17">up</text:span><text:span text:style-name="T49_18"><text:s/></text:span><text:span text:style-name="T49_19">with</text:span><text:span text:style-name="T49_20"><text:s/></text:span><text:span text:style-name="T49_21">the</text:span><text:span text:style-name="T49_22"><text:s/>66%<text:s/></text:span><text:span text:style-name="T49_23">improvement</text:span><text:span text:style-name="T49_24">?</text:span></text:p>
            </text:list-item>
            <text:list-item>
              <text:p text:style-name="P50"><text:span text:style-name="T50_1">What</text:span><text:span text:style-name="T50_2"><text:s/></text:span><text:span text:style-name="T50_3">was</text:span><text:span text:style-name="T50_4"><text:s/></text:span><text:span text:style-name="T50_5">the</text:span><text:span text:style-name="T50_6"><text:s/></text:span><text:span text:style-name="T50_7">sample</text:span><text:span text:style-name="T50_8"><text:s/></text:span><text:span text:style-name="T50_9">size</text:span><text:span text:style-name="T50_10"><text:s/></text:span><text:span text:style-name="T50_11">used</text:span><text:span text:style-name="T50_12">?</text:span></text:p>
            </text:list-item>
          </text:list>
        </text:list-item>
        <text:list-item>
          <text:p text:style-name="P51"><text:span text:style-name="T51_1">“</text:span><text:span text:style-name="T51_2">The</text:span><text:span text:style-name="T51_3"><text:s/></text:span><text:span text:style-name="T51_4">team</text:span><text:span text:style-name="T51_5"><text:s/></text:span><text:span text:style-name="T51_6">will</text:span><text:span text:style-name="T51_7"><text:s/></text:span><text:span text:style-name="T51_8">be</text:span><text:span text:style-name="T51_9"><text:s/></text:span><text:span text:style-name="T51_10">responsible</text:span><text:span text:style-name="T51_11"><text:s/></text:span><text:span text:style-name="T51_12">for</text:span><text:span text:style-name="T51_13"><text:s/></text:span><text:span text:style-name="T51_14">providing</text:span><text:span text:style-name="T51_15"><text:s/></text:span><text:span text:style-name="T51_16">support</text:span><text:span text:style-name="T51_17"><text:s/></text:span><text:span text:style-name="T51_18">for</text:span><text:span text:style-name="T51_19"><text:s/></text:span><text:span text:style-name="T51_20">the</text:span><text:span text:style-name="T51_21"><text:s/></text:span><text:span text:style-name="T51_22">existing</text:span><text:span text:style-name="T51_23"><text:s/></text:span><text:span text:style-name="T51_24">application</text:span><text:span text:style-name="T51_25">”</text:span></text:p>
          <text:list>
            <text:list-item>
              <text:p text:style-name="P52"><text:span text:style-name="T52_1">What</text:span><text:span text:style-name="T52_2"><text:s/></text:span><text:span text:style-name="T52_3">sort</text:span><text:span text:style-name="T52_4"><text:s/></text:span><text:span text:style-name="T52_5">of</text:span><text:span text:style-name="T52_6"><text:s/></text:span><text:span text:style-name="T52_7">support</text:span><text:span text:style-name="T52_8">?<text:s/></text:span><text:span text:style-name="T52_9">Operational</text:span><text:span text:style-name="T52_10">?<text:s/></text:span><text:span text:style-name="T52_11">Bugfixing</text:span><text:span text:style-name="T52_12">?<text:s/></text:span><text:span text:style-name="T52_13">etc</text:span><text:span text:style-name="T52_14">.</text:span></text:p>
            </text:list-item>
            <text:list-item>
              <text:p text:style-name="P53"><text:span text:style-name="T53_1">Priority</text:span><text:span text:style-name="T53_2"><text:s/></text:span><text:span text:style-name="T53_3">of</text:span><text:span text:style-name="T53_4"><text:s/></text:span><text:span text:style-name="T53_5">support</text:span><text:span text:style-name="T53_6"><text:s/></text:span><text:span text:style-name="T53_7">over</text:span><text:span text:style-name="T53_8"><text:s/></text:span><text:span text:style-name="T53_9">features</text:span><text:span text:style-name="T53_10">?</text:span></text:p>
            </text:list-item>
          </text:list>
        </text:list-item>
        <text:list-item>
          <text:p text:style-name="P54"><text:span text:style-name="T54_1">“</text:span><text:span text:style-name="T54_2">Must</text:span><text:span text:style-name="T54_3"><text:s/></text:span><text:span text:style-name="T54_4">have</text:span><text:span text:style-name="T54_5"><text:s/></text:span><text:span text:style-name="T54_6">recording</text:span><text:span text:style-name="T54_7"><text:s/></text:span><text:span text:style-name="T54_8">and</text:span><text:span text:style-name="T54_9"><text:s/></text:span><text:span text:style-name="T54_10">playback</text:span><text:span text:style-name="T54_11"><text:s/></text:span><text:span text:style-name="T54_12">capability</text:span><text:span text:style-name="T54_13"><text:s/></text:span><text:span text:style-name="T54_14">with</text:span><text:span text:style-name="T54_15"><text:s/></text:span><text:span text:style-name="T54_16">captioning</text:span><text:span text:style-name="T54_17">”</text:span></text:p>
          <text:list>
            <text:list-item>
              <text:p text:style-name="P55"><text:span text:style-name="T55_1">Who</text:span><text:span text:style-name="T55_2"><text:s/></text:span><text:span text:style-name="T55_3">is</text:span><text:span text:style-name="T55_4"><text:s/></text:span><text:span text:style-name="T55_5">recording</text:span><text:span text:style-name="T55_6">?</text:span></text:p>
            </text:list-item>
            <text:list-item>
              <text:p text:style-name="P56"><text:span text:style-name="T56_1">Who</text:span><text:span text:style-name="T56_2"><text:s/></text:span><text:span text:style-name="T56_3">is</text:span><text:span text:style-name="T56_4"><text:s/></text:span><text:span text:style-name="T56_5">captioning</text:span><text:span text:style-name="T56_6">?</text:span></text:p>
            </text:list-item>
          </text:list>
        </text:list-item>
      </text:list>
      <text:h text:style-name="P57" text:outline-level="10"><text:bookmark-start text:name="h.la3k9cxrkg3g"/><text:bookmark-end text:name="h.la3k9cxrkg3g"/><text:span text:style-name="T57_1">Risks</text:span></text:h>
      <text:list text:style-name="LS7" xml:id="list45">
        <text:list-item>
          <text:p text:style-name="P58"><text:span text:style-name="T58_1">Technical</text:span><text:span text:style-name="T58_2"><text:s/></text:span><text:span text:style-name="T58_3">Debt</text:span></text:p>
        </text:list-item>
        <text:list-item>
          <text:p text:style-name="P59"><text:span text:style-name="T59_1">The</text:span><text:span text:style-name="T59_2"><text:s/></text:span><text:span text:style-name="T59_3">project</text:span><text:span text:style-name="T59_4"><text:s/></text:span><text:span text:style-name="T59_5">doesn</text:span><text:span text:style-name="T59_6">’</text:span><text:span text:style-name="T59_7">t</text:span><text:span text:style-name="T59_8"><text:s/></text:span><text:span text:style-name="T59_9">entirely</text:span><text:span text:style-name="T59_10"><text:s/></text:span><text:span text:style-name="T59_11">do</text:span><text:span text:style-name="T59_12"><text:s/></text:span><text:span text:style-name="T59_13">what</text:span><text:span text:style-name="T59_14"><text:s/></text:span><text:span text:style-name="T59_15">we</text:span><text:span text:style-name="T59_16"><text:s/></text:span><text:span text:style-name="T59_17">think</text:span><text:span text:style-name="T59_18"><text:s/></text:span><text:span text:style-name="T59_19">it</text:span><text:span text:style-name="T59_20"><text:s/></text:span><text:span text:style-name="T59_21">does</text:span><text:span text:style-name="T59_22">.<text:s/>“</text:span><text:span text:style-name="T59_23">It</text:span><text:span text:style-name="T59_24"><text:s/></text:span><text:span text:style-name="T59_25">only</text:span><text:span text:style-name="T59_26"><text:s/></text:span><text:span text:style-name="T59_27">kinda</text:span><text:span text:style-name="T59_28"><text:s/></text:span><text:span text:style-name="T59_29">works</text:span><text:span text:style-name="T59_30">”<text:s/></text:span><text:span text:style-name="T59_31">syndrome</text:span><text:span text:style-name="T59_32">.</text:span></text:p>
        </text:list-item>
        <text:list-item>
          <text:p text:style-name="P60"><text:span text:style-name="T60_1">Lack</text:span><text:span text:style-name="T60_2"><text:s/></text:span><text:span text:style-name="T60_3">of</text:span><text:span text:style-name="T60_4"><text:s/></text:span><text:span text:style-name="T60_5">domain</text:span><text:span text:style-name="T60_6"><text:s/></text:span><text:span text:style-name="T60_7">knowled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